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color="#004586" fo:font-size="24pt" style:text-underline-style="solid" style:text-underline-width="auto" style:text-underline-color="font-color" fo:font-weight="bold" officeooo:rsid="001f457c" officeooo:paragraph-rsid="001f457c" style:font-size-asian="24pt" style:font-weight-asian="bold" style:font-size-complex="24pt" style:font-weight-complex="bold"/>
    </style:style>
    <style:style style:name="P2" style:family="paragraph" style:parent-style-name="Standard">
      <style:text-properties fo:color="#004586" fo:font-size="24pt" style:text-underline-style="none" fo:font-weight="normal" officeooo:rsid="001f457c" officeooo:paragraph-rsid="0020bb72" style:font-size-asian="24pt" style:font-weight-asian="normal" style:font-size-complex="24pt" style:font-weight-complex="normal"/>
    </style:style>
    <style:style style:name="P3" style:family="paragraph" style:parent-style-name="Standard">
      <style:text-properties fo:color="#004586" fo:font-size="24pt" style:text-underline-style="none" fo:font-weight="normal" officeooo:rsid="001f457c" officeooo:paragraph-rsid="0022fe46" style:font-size-asian="24pt" style:font-weight-asian="normal" style:font-size-complex="24pt" style:font-weight-complex="normal"/>
    </style:style>
    <style:style style:name="P4" style:family="paragraph" style:parent-style-name="Standard">
      <style:text-properties fo:color="#004586" fo:font-size="18pt" style:text-underline-style="none" fo:font-weight="normal" officeooo:rsid="001f457c" officeooo:paragraph-rsid="001f457c" style:font-size-asian="15.75pt" style:font-weight-asian="normal" style:font-size-complex="18pt" style:font-weight-complex="normal"/>
    </style:style>
    <style:style style:name="P5" style:family="paragraph" style:parent-style-name="Standard">
      <style:text-properties fo:color="#004586" fo:font-size="18pt" style:text-underline-style="none" fo:font-weight="normal" officeooo:rsid="001f457c" officeooo:paragraph-rsid="0020bb72" style:font-size-asian="15.75pt" style:font-weight-asian="normal" style:font-size-complex="18pt" style:font-weight-complex="normal"/>
    </style:style>
    <style:style style:name="P6" style:family="paragraph" style:parent-style-name="Standard">
      <style:text-properties fo:color="#1c1c1c" fo:font-size="18pt" style:text-underline-style="none" fo:font-weight="normal" officeooo:rsid="0020bb72" officeooo:paragraph-rsid="001f457c" style:font-size-asian="15.75pt" style:font-weight-asian="normal" style:font-size-complex="18pt" style:font-weight-complex="normal"/>
    </style:style>
    <style:style style:name="P7" style:family="paragraph" style:parent-style-name="Standard">
      <style:text-properties fo:color="#1c1c1c" fo:font-size="24pt" style:text-underline-style="none" fo:font-weight="normal" officeooo:rsid="0020bb72" officeooo:paragraph-rsid="0020bb72" style:font-size-asian="24pt" style:font-weight-asian="normal" style:font-size-complex="24pt" style:font-weight-complex="normal"/>
    </style:style>
    <style:style style:name="P8" style:family="paragraph" style:parent-style-name="Standard">
      <style:text-properties fo:color="#1c1c1c" fo:font-size="16pt" style:text-underline-style="none" fo:font-weight="normal" officeooo:rsid="0027dc92" officeooo:paragraph-rsid="0020bb72" style:font-size-asian="16pt" style:font-weight-asian="normal" style:font-size-complex="16pt" style:font-weight-complex="normal"/>
    </style:style>
    <style:style style:name="P9" style:family="paragraph" style:parent-style-name="Standard">
      <style:text-properties fo:color="#1c1c1c" fo:font-size="16pt" style:text-underline-style="solid" style:text-underline-width="auto" style:text-underline-color="font-color" fo:font-weight="bold" officeooo:rsid="0020bb72" officeooo:paragraph-rsid="0020bb72" style:font-size-asian="16pt" style:font-weight-asian="bold" style:font-size-complex="16pt" style:font-weight-complex="bold"/>
    </style:style>
    <style:style style:name="P10" style:family="paragraph" style:parent-style-name="Standard">
      <style:text-properties fo:color="#004586" fo:font-size="14pt" style:text-underline-style="none" fo:font-weight="normal" officeooo:rsid="0027dc92" officeooo:paragraph-rsid="0027dc92" style:font-size-asian="14pt" style:font-weight-asian="normal" style:font-size-complex="14pt" style:font-weight-complex="normal"/>
    </style:style>
    <style:style style:name="P11" style:family="paragraph" style:parent-style-name="Standard">
      <style:text-properties fo:color="#004586" fo:font-size="14pt" style:text-underline-style="none" fo:font-weight="normal" officeooo:rsid="0027dc92" officeooo:paragraph-rsid="002f4624" style:font-size-asian="14pt" style:font-weight-asian="normal" style:font-size-complex="14pt" style:font-weight-complex="normal"/>
    </style:style>
    <style:style style:name="P12" style:family="paragraph" style:parent-style-name="Standard">
      <style:text-properties fo:color="#004586" fo:font-size="14pt" style:text-underline-style="none" fo:font-weight="normal" officeooo:rsid="002f4624" officeooo:paragraph-rsid="002f4624" style:font-size-asian="14pt" style:font-weight-asian="normal" style:font-size-complex="14pt" style:font-weight-complex="normal"/>
    </style:style>
    <style:style style:name="P13" style:family="paragraph" style:parent-style-name="Standard">
      <style:text-properties fo:color="#004586" fo:font-size="14pt" style:text-underline-style="none" fo:font-weight="bold" officeooo:rsid="0033d4d2" officeooo:paragraph-rsid="0037870b" style:font-size-asian="14pt" style:font-weight-asian="bold" style:font-size-complex="14pt" style:font-weight-complex="bold"/>
    </style:style>
    <style:style style:name="P14" style:family="paragraph" style:parent-style-name="Standard">
      <style:text-properties fo:color="#004586" fo:font-size="14pt" style:text-underline-style="none" fo:font-weight="bold" officeooo:rsid="00437d38" officeooo:paragraph-rsid="00437d38" style:font-size-asian="14pt" style:font-weight-asian="bold" style:font-size-complex="14pt" style:font-weight-complex="bold"/>
    </style:style>
    <style:style style:name="P15" style:family="paragraph" style:parent-style-name="Standard">
      <style:text-properties fo:color="#004586" fo:font-size="14pt" style:text-underline-style="none" fo:font-weight="bold" officeooo:rsid="004aa67e" officeooo:paragraph-rsid="004aa67e" style:font-size-asian="14pt" style:font-weight-asian="bold" style:font-size-complex="14pt" style:font-weight-complex="bold"/>
    </style:style>
    <style:style style:name="P16" style:family="paragraph" style:parent-style-name="Standard">
      <style:text-properties fo:color="#004586" fo:font-size="18pt" style:text-underline-style="none" fo:font-weight="normal" officeooo:rsid="001f457c" officeooo:paragraph-rsid="002e0cb3" style:font-size-asian="15.75pt" style:font-weight-asian="normal" style:font-size-complex="18pt" style:font-weight-complex="normal"/>
    </style:style>
    <style:style style:name="P17" style:family="paragraph" style:parent-style-name="Standard">
      <style:text-properties fo:color="#004586" fo:font-size="18pt" style:text-underline-style="none" fo:font-weight="normal" officeooo:rsid="001f457c" officeooo:paragraph-rsid="00561e9c" style:font-size-asian="15.75pt" style:font-weight-asian="normal" style:font-size-complex="18pt" style:font-weight-complex="normal"/>
    </style:style>
    <style:style style:name="P18" style:family="paragraph" style:parent-style-name="Standard">
      <style:text-properties fo:color="#004586" fo:font-size="12pt" style:text-underline-style="none" fo:font-weight="normal" officeooo:rsid="0027dc92" officeooo:paragraph-rsid="0027dc92" style:font-size-asian="12pt" style:font-weight-asian="normal" style:font-size-complex="12pt" style:font-weight-complex="normal"/>
    </style:style>
    <style:style style:name="P19" style:family="paragraph" style:parent-style-name="Standard">
      <style:text-properties fo:color="#004586" fo:font-size="12pt" style:text-underline-style="none" fo:font-weight="normal" officeooo:rsid="002f4624" officeooo:paragraph-rsid="002f4624" style:font-size-asian="12pt" style:font-weight-asian="normal" style:font-size-complex="12pt" style:font-weight-complex="normal"/>
    </style:style>
    <style:style style:name="P20" style:family="paragraph" style:parent-style-name="Standard">
      <style:text-properties fo:color="#004586" fo:font-size="12pt" style:text-underline-style="none" fo:font-weight="normal" officeooo:rsid="004ea852" officeooo:paragraph-rsid="004ea852" style:font-size-asian="12pt" style:font-weight-asian="normal" style:font-size-complex="12pt" style:font-weight-complex="normal"/>
    </style:style>
    <style:style style:name="P21" style:family="paragraph" style:parent-style-name="Standard">
      <style:text-properties fo:color="#004586" fo:font-size="12pt" style:text-underline-style="none" fo:font-weight="bold" officeooo:rsid="00437d38" officeooo:paragraph-rsid="005672bc" style:font-size-asian="12pt" style:font-weight-asian="bold" style:font-size-complex="12pt" style:font-weight-complex="bold"/>
    </style:style>
    <style:style style:name="P22" style:family="paragraph" style:parent-style-name="Standard">
      <style:text-properties fo:color="#004586" fo:font-size="16pt" style:text-underline-style="solid" style:text-underline-width="auto" style:text-underline-color="font-color" fo:font-weight="bold" officeooo:rsid="001f457c" officeooo:paragraph-rsid="001f457c" style:font-size-asian="16pt" style:font-weight-asian="bold" style:font-size-complex="16pt" style:font-weight-complex="bold"/>
    </style:style>
    <style:style style:name="P23" style:family="paragraph" style:parent-style-name="Standard">
      <style:text-properties fo:color="#004586" fo:font-size="16pt" style:text-underline-style="none" fo:font-weight="normal" officeooo:rsid="0027dc92" officeooo:paragraph-rsid="0020bb72" style:font-size-asian="16pt" style:font-weight-asian="normal" style:font-size-complex="16pt" style:font-weight-complex="normal"/>
    </style:style>
    <style:style style:name="P24" style:family="paragraph" style:parent-style-name="Standard">
      <style:text-properties fo:color="#004586" fo:font-size="13pt" style:text-underline-style="none" fo:font-weight="bold" officeooo:rsid="00437d38" officeooo:paragraph-rsid="005672bc" style:font-size-asian="13pt" style:font-weight-asian="bold" style:font-size-complex="13pt" style:font-weight-complex="bold"/>
    </style:style>
    <style:style style:name="T1" style:family="text">
      <style:text-properties fo:color="#1c1c1c"/>
    </style:style>
    <style:style style:name="T2" style:family="text">
      <style:text-properties fo:color="#1c1c1c" style:text-underline-style="none"/>
    </style:style>
    <style:style style:name="T3" style:family="text">
      <style:text-properties fo:color="#1c1c1c" officeooo:rsid="0020bb72"/>
    </style:style>
    <style:style style:name="T4" style:family="text">
      <style:text-properties fo:color="#1c1c1c" officeooo:rsid="0021a806"/>
    </style:style>
    <style:style style:name="T5" style:family="text">
      <style:text-properties fo:color="#1c1c1c" style:text-underline-style="solid" style:text-underline-width="auto" style:text-underline-color="font-color" fo:font-weight="bold" style:font-weight-asian="bold" style:font-weight-complex="bold"/>
    </style:style>
    <style:style style:name="T6" style:family="text">
      <style:text-properties fo:color="#1c1c1c" style:text-underline-style="solid" style:text-underline-width="auto" style:text-underline-color="font-color" fo:font-weight="bold" officeooo:rsid="0025954e" style:font-weight-asian="bold" style:font-weight-complex="bold"/>
    </style:style>
    <style:style style:name="T7" style:family="text">
      <style:text-properties fo:color="#1c1c1c" style:text-underline-style="solid" style:text-underline-width="auto" style:text-underline-color="font-color" fo:font-weight="bold" officeooo:rsid="0027dc92" style:font-weight-asian="bold" style:font-weight-complex="bold"/>
    </style:style>
    <style:style style:name="T8" style:family="text">
      <style:text-properties fo:color="#1c1c1c" style:text-underline-style="solid" style:text-underline-width="auto" style:text-underline-color="font-color" fo:font-weight="bold" officeooo:rsid="002f4624" style:font-weight-asian="bold" style:font-weight-complex="bold"/>
    </style:style>
    <style:style style:name="T9" style:family="text">
      <style:text-properties fo:color="#1c1c1c" style:text-underline-style="solid" style:text-underline-width="auto" style:text-underline-color="font-color" fo:font-weight="bold" officeooo:rsid="00561e9c" style:font-weight-asian="bold" style:font-weight-complex="bold"/>
    </style:style>
    <style:style style:name="T10" style:family="text">
      <style:text-properties fo:color="#1c1c1c" officeooo:rsid="00286374"/>
    </style:style>
    <style:style style:name="T11" style:family="text">
      <style:text-properties fo:color="#1c1c1c" officeooo:rsid="002a3354"/>
    </style:style>
    <style:style style:name="T12" style:family="text">
      <style:text-properties fo:color="#1c1c1c" officeooo:rsid="002ba066"/>
    </style:style>
    <style:style style:name="T13" style:family="text">
      <style:text-properties fo:color="#1c1c1c" fo:font-size="14pt" style:font-size-asian="14pt" style:font-size-complex="14pt"/>
    </style:style>
    <style:style style:name="T14" style:family="text">
      <style:text-properties fo:color="#1c1c1c" fo:font-size="14pt" officeooo:rsid="0020bb72" style:font-size-asian="14pt" style:font-size-complex="14pt"/>
    </style:style>
    <style:style style:name="T15" style:family="text">
      <style:text-properties fo:color="#1c1c1c" fo:font-size="14pt" officeooo:rsid="00264295" style:font-size-asian="14pt" style:font-size-complex="14pt"/>
    </style:style>
    <style:style style:name="T16" style:family="text">
      <style:text-properties fo:color="#1c1c1c" fo:font-size="14pt" officeooo:rsid="0021a806" style:font-size-asian="14pt" style:font-size-complex="14pt"/>
    </style:style>
    <style:style style:name="T17" style:family="text">
      <style:text-properties fo:color="#1c1c1c" fo:font-size="14pt" officeooo:rsid="0022fe46" style:font-size-asian="14pt" style:font-size-complex="14pt"/>
    </style:style>
    <style:style style:name="T18" style:family="text">
      <style:text-properties fo:color="#1c1c1c" fo:font-size="14pt" officeooo:rsid="0023be66" style:font-size-asian="14pt" style:font-size-complex="14pt"/>
    </style:style>
    <style:style style:name="T19" style:family="text">
      <style:text-properties fo:color="#1c1c1c" fo:font-size="14pt" officeooo:rsid="0025954e" style:font-size-asian="14pt" style:font-size-complex="14pt"/>
    </style:style>
    <style:style style:name="T20" style:family="text">
      <style:text-properties fo:color="#1c1c1c" fo:font-size="14pt" officeooo:rsid="0027dc92" style:font-size-asian="14pt" style:font-size-complex="14pt"/>
    </style:style>
    <style:style style:name="T21" style:family="text">
      <style:text-properties fo:color="#1c1c1c" fo:font-size="14pt" officeooo:rsid="002e0cb3" style:font-size-asian="14pt" style:font-size-complex="14pt"/>
    </style:style>
    <style:style style:name="T22" style:family="text">
      <style:text-properties fo:color="#1c1c1c" fo:font-size="14pt" officeooo:rsid="0045c6b0" style:font-size-asian="14pt" style:font-size-complex="14pt"/>
    </style:style>
    <style:style style:name="T23" style:family="text">
      <style:text-properties fo:color="#1c1c1c" fo:font-size="14pt" officeooo:rsid="00468019" style:font-size-asian="14pt" style:font-size-complex="14pt"/>
    </style:style>
    <style:style style:name="T24" style:family="text">
      <style:text-properties fo:color="#1c1c1c" officeooo:rsid="002e0cb3"/>
    </style:style>
    <style:style style:name="T25" style:family="text">
      <style:text-properties fo:color="#1c1c1c" officeooo:rsid="002f4624"/>
    </style:style>
    <style:style style:name="T26" style:family="text">
      <style:text-properties fo:color="#1c1c1c" officeooo:rsid="002fc2e1"/>
    </style:style>
    <style:style style:name="T27" style:family="text">
      <style:text-properties fo:color="#1c1c1c" officeooo:rsid="003129ae"/>
    </style:style>
    <style:style style:name="T28" style:family="text">
      <style:text-properties fo:color="#1c1c1c" officeooo:rsid="0032ac51"/>
    </style:style>
    <style:style style:name="T29" style:family="text">
      <style:text-properties fo:color="#1c1c1c" officeooo:rsid="0032d108"/>
    </style:style>
    <style:style style:name="T30" style:family="text">
      <style:text-properties fo:color="#1c1c1c" fo:font-weight="normal" style:font-weight-asian="normal" style:font-weight-complex="normal"/>
    </style:style>
    <style:style style:name="T31" style:family="text">
      <style:text-properties fo:color="#1c1c1c" fo:font-weight="normal" officeooo:rsid="00355675" style:font-weight-asian="normal" style:font-weight-complex="normal"/>
    </style:style>
    <style:style style:name="T32" style:family="text">
      <style:text-properties fo:color="#1c1c1c" fo:font-weight="normal" officeooo:rsid="0036450e" style:font-weight-asian="normal" style:font-weight-complex="normal"/>
    </style:style>
    <style:style style:name="T33" style:family="text">
      <style:text-properties fo:color="#1c1c1c" fo:font-weight="normal" officeooo:rsid="0037870b" style:font-weight-asian="normal" style:font-weight-complex="normal"/>
    </style:style>
    <style:style style:name="T34" style:family="text">
      <style:text-properties fo:color="#1c1c1c" fo:font-weight="normal" officeooo:rsid="003a196a" style:font-weight-asian="normal" style:font-weight-complex="normal"/>
    </style:style>
    <style:style style:name="T35" style:family="text">
      <style:text-properties fo:color="#1c1c1c" fo:font-weight="normal" officeooo:rsid="00450fc7" style:font-weight-asian="normal" style:font-weight-complex="normal"/>
    </style:style>
    <style:style style:name="T36" style:family="text">
      <style:text-properties fo:color="#1c1c1c" fo:font-weight="normal" officeooo:rsid="004a1750" style:font-weight-asian="normal" style:font-weight-complex="normal"/>
    </style:style>
    <style:style style:name="T37" style:family="text">
      <style:text-properties fo:color="#1c1c1c" fo:font-weight="normal" officeooo:rsid="004ccd2e" style:font-weight-asian="normal" style:font-weight-complex="normal"/>
    </style:style>
    <style:style style:name="T38" style:family="text">
      <style:text-properties fo:color="#1c1c1c" fo:font-weight="normal" officeooo:rsid="00517493" style:font-weight-asian="normal" style:font-weight-complex="normal"/>
    </style:style>
    <style:style style:name="T39" style:family="text">
      <style:text-properties fo:color="#1c1c1c" fo:font-weight="normal" officeooo:rsid="005672bc" style:font-weight-asian="normal" style:font-weight-complex="normal"/>
    </style:style>
    <style:style style:name="T40" style:family="text">
      <style:text-properties fo:color="#1c1c1c" fo:font-weight="normal" officeooo:rsid="0058494b" style:font-weight-asian="normal" style:font-weight-complex="normal"/>
    </style:style>
    <style:style style:name="T41" style:family="text">
      <style:text-properties fo:color="#1c1c1c" fo:font-weight="normal" officeooo:rsid="005a2a1b" style:font-weight-asian="normal" style:font-weight-complex="normal"/>
    </style:style>
    <style:style style:name="T42" style:family="text">
      <style:text-properties fo:color="#1c1c1c" fo:font-weight="normal" officeooo:rsid="005aef32" style:font-weight-asian="normal" style:font-weight-complex="normal"/>
    </style:style>
    <style:style style:name="T43" style:family="text">
      <style:text-properties fo:color="#1c1c1c" officeooo:rsid="0036eaba"/>
    </style:style>
    <style:style style:name="T44" style:family="text">
      <style:text-properties fo:color="#1c1c1c" officeooo:rsid="003d20f9"/>
    </style:style>
    <style:style style:name="T45" style:family="text">
      <style:text-properties fo:color="#1c1c1c" fo:font-size="12pt" style:font-size-asian="12pt" style:font-size-complex="12pt"/>
    </style:style>
    <style:style style:name="T46" style:family="text">
      <style:text-properties fo:color="#1c1c1c" fo:font-size="12pt" officeooo:rsid="0020bb72" style:font-size-asian="12pt" style:font-size-complex="12pt"/>
    </style:style>
    <style:style style:name="T47" style:family="text">
      <style:text-properties fo:color="#1c1c1c" fo:font-size="12pt" officeooo:rsid="00264295" style:font-size-asian="12pt" style:font-size-complex="12pt"/>
    </style:style>
    <style:style style:name="T48" style:family="text">
      <style:text-properties fo:color="#1c1c1c" fo:font-size="12pt" officeooo:rsid="0021a806" style:font-size-asian="12pt" style:font-size-complex="12pt"/>
    </style:style>
    <style:style style:name="T49" style:family="text">
      <style:text-properties fo:color="#1c1c1c" fo:font-size="12pt" officeooo:rsid="0022fe46" style:font-size-asian="12pt" style:font-size-complex="12pt"/>
    </style:style>
    <style:style style:name="T50" style:family="text">
      <style:text-properties fo:color="#1c1c1c" fo:font-size="12pt" officeooo:rsid="0023be66" style:font-size-asian="12pt" style:font-size-complex="12pt"/>
    </style:style>
    <style:style style:name="T51" style:family="text">
      <style:text-properties fo:color="#1c1c1c" fo:font-size="12pt" officeooo:rsid="0025954e" style:font-size-asian="12pt" style:font-size-complex="12pt"/>
    </style:style>
    <style:style style:name="T52" style:family="text">
      <style:text-properties fo:color="#1c1c1c" fo:font-size="12pt" officeooo:rsid="0027dc92" style:font-size-asian="12pt" style:font-size-complex="12pt"/>
    </style:style>
    <style:style style:name="T53" style:family="text">
      <style:text-properties fo:color="#1c1c1c" fo:font-size="12pt" officeooo:rsid="0045c6b0" style:font-size-asian="12pt" style:font-size-complex="12pt"/>
    </style:style>
    <style:style style:name="T54" style:family="text">
      <style:text-properties fo:color="#1c1c1c" fo:font-size="12pt" officeooo:rsid="00468019" style:font-size-asian="12pt" style:font-size-complex="12pt"/>
    </style:style>
    <style:style style:name="T55" style:family="text">
      <style:text-properties fo:color="#1c1c1c" fo:font-size="12pt" officeooo:rsid="0036eaba" style:font-size-asian="12pt" style:font-size-complex="12pt"/>
    </style:style>
    <style:style style:name="T56" style:family="text">
      <style:text-properties fo:color="#1c1c1c" fo:font-size="12pt" officeooo:rsid="003d20f9" style:font-size-asian="12pt" style:font-size-complex="12pt"/>
    </style:style>
    <style:style style:name="T57" style:family="text">
      <style:text-properties fo:color="#1c1c1c" fo:font-size="12pt" officeooo:rsid="004a1474" style:font-size-asian="12pt" style:font-size-complex="12pt"/>
    </style:style>
    <style:style style:name="T58" style:family="text">
      <style:text-properties fo:color="#1c1c1c" fo:font-size="12pt" officeooo:rsid="004a1750" style:font-size-asian="12pt" style:font-size-complex="12pt"/>
    </style:style>
    <style:style style:name="T59" style:family="text">
      <style:text-properties fo:color="#1c1c1c" fo:font-size="12pt" officeooo:rsid="002fc2e1" style:font-size-asian="12pt" style:font-size-complex="12pt"/>
    </style:style>
    <style:style style:name="T60" style:family="text">
      <style:text-properties fo:color="#1c1c1c" fo:font-size="12pt" officeooo:rsid="0052da84" style:font-size-asian="12pt" style:font-size-complex="12pt"/>
    </style:style>
    <style:style style:name="T61" style:family="text">
      <style:text-properties fo:color="#1c1c1c" fo:font-size="12pt" officeooo:rsid="003129ae" style:font-size-asian="12pt" style:font-size-complex="12pt"/>
    </style:style>
    <style:style style:name="T62" style:family="text">
      <style:text-properties fo:color="#1c1c1c" fo:font-size="12pt" officeooo:rsid="002f4624" style:font-size-asian="12pt" style:font-size-complex="12pt"/>
    </style:style>
    <style:style style:name="T63" style:family="text">
      <style:text-properties fo:color="#1c1c1c" fo:font-size="12pt" officeooo:rsid="004ae642" style:font-size-asian="12pt" style:font-size-complex="12pt"/>
    </style:style>
    <style:style style:name="T64" style:family="text">
      <style:text-properties fo:color="#1c1c1c" fo:font-size="12pt" fo:font-weight="normal" style:font-size-asian="12pt" style:font-weight-asian="normal" style:font-size-complex="12pt" style:font-weight-complex="normal"/>
    </style:style>
    <style:style style:name="T65" style:family="text">
      <style:text-properties fo:color="#1c1c1c" fo:font-size="12pt" fo:font-weight="normal" officeooo:rsid="0036450e" style:font-size-asian="12pt" style:font-weight-asian="normal" style:font-size-complex="12pt" style:font-weight-complex="normal"/>
    </style:style>
    <style:style style:name="T66" style:family="text">
      <style:text-properties fo:color="#1c1c1c" fo:font-size="12pt" fo:font-weight="normal" officeooo:rsid="00355675" style:font-size-asian="12pt" style:font-weight-asian="normal" style:font-size-complex="12pt" style:font-weight-complex="normal"/>
    </style:style>
    <style:style style:name="T67" style:family="text">
      <style:text-properties fo:color="#1c1c1c" fo:font-size="12pt" fo:font-weight="normal" officeooo:rsid="004ccd2e" style:font-size-asian="12pt" style:font-weight-asian="normal" style:font-size-complex="12pt" style:font-weight-complex="normal"/>
    </style:style>
    <style:style style:name="T68" style:family="text">
      <style:text-properties fo:color="#1c1c1c" fo:font-size="12pt" fo:font-weight="normal" officeooo:rsid="0037870b" style:font-size-asian="12pt" style:font-weight-asian="normal" style:font-size-complex="12pt" style:font-weight-complex="normal"/>
    </style:style>
    <style:style style:name="T69" style:family="text">
      <style:text-properties fo:color="#1c1c1c" fo:font-size="12pt" fo:font-weight="normal" officeooo:rsid="003a196a" style:font-size-asian="12pt" style:font-weight-asian="normal" style:font-size-complex="12pt" style:font-weight-complex="normal"/>
    </style:style>
    <style:style style:name="T70" style:family="text">
      <style:text-properties fo:color="#1c1c1c" fo:font-size="12pt" fo:font-weight="normal" officeooo:rsid="00517493" style:font-size-asian="12pt" style:font-weight-asian="normal" style:font-size-complex="12pt" style:font-weight-complex="normal"/>
    </style:style>
    <style:style style:name="T71" style:family="text">
      <style:text-properties fo:color="#1c1c1c" fo:font-size="12pt" fo:font-weight="normal" officeooo:rsid="004ae642" style:font-size-asian="12pt" style:font-weight-asian="normal" style:font-size-complex="12pt" style:font-weight-complex="normal"/>
    </style:style>
    <style:style style:name="T72" style:family="text">
      <style:text-properties fo:color="#1c1c1c" fo:font-size="12pt" fo:font-weight="normal" officeooo:rsid="00450fc7" style:font-size-asian="12pt" style:font-weight-asian="normal" style:font-size-complex="12pt" style:font-weight-complex="normal"/>
    </style:style>
    <style:style style:name="T73" style:family="text">
      <style:text-properties fo:color="#1c1c1c" fo:font-size="12pt" fo:font-weight="normal" officeooo:rsid="005672bc" style:font-size-asian="12pt" style:font-weight-asian="normal" style:font-size-complex="12pt" style:font-weight-complex="normal"/>
    </style:style>
    <style:style style:name="T74" style:family="text">
      <style:text-properties fo:color="#1c1c1c" fo:font-size="12pt" fo:font-weight="normal" officeooo:rsid="0058494b" style:font-size-asian="12pt" style:font-weight-asian="normal" style:font-size-complex="12pt" style:font-weight-complex="normal"/>
    </style:style>
    <style:style style:name="T75" style:family="text">
      <style:text-properties fo:color="#1c1c1c" fo:font-size="12pt" fo:font-weight="normal" officeooo:rsid="005aef32" style:font-size-asian="12pt" style:font-weight-asian="normal" style:font-size-complex="12pt" style:font-weight-complex="normal"/>
    </style:style>
    <style:style style:name="T76" style:family="text">
      <style:text-properties fo:color="#1c1c1c" fo:font-size="13pt" officeooo:rsid="0020bb72" style:font-size-asian="13pt" style:font-size-complex="13pt"/>
    </style:style>
    <style:style style:name="T77" style:family="text">
      <style:text-properties fo:color="#1c1c1c" fo:font-size="16pt" officeooo:rsid="0020bb72" style:font-size-asian="16pt" style:font-size-complex="16pt"/>
    </style:style>
    <style:style style:name="T78" style:family="text">
      <style:text-properties fo:color="#1c1c1c" fo:font-size="16pt" officeooo:rsid="0021a806" style:font-size-asian="16pt" style:font-size-complex="16pt"/>
    </style:style>
    <style:style style:name="T79" style:family="text">
      <style:text-properties fo:color="#1c1c1c" fo:font-size="16pt" officeooo:rsid="0022fe46" style:font-size-asian="16pt" style:font-size-complex="16pt"/>
    </style:style>
    <style:style style:name="T80" style:family="text">
      <style:text-properties fo:color="#1c1c1c" officeooo:rsid="0037870b"/>
    </style:style>
    <style:style style:name="T81" style:family="text">
      <style:text-properties fo:color="#1c1c1c" officeooo:rsid="00482eb5"/>
    </style:style>
    <style:style style:name="T82" style:family="text">
      <style:text-properties fo:color="#1c1c1c" officeooo:rsid="004a1474"/>
    </style:style>
    <style:style style:name="T83" style:family="text">
      <style:text-properties fo:color="#1c1c1c" officeooo:rsid="004a1750"/>
    </style:style>
    <style:style style:name="T84" style:family="text">
      <style:text-properties fo:color="#1c1c1c" officeooo:rsid="004ae642"/>
    </style:style>
    <style:style style:name="T85" style:family="text">
      <style:text-properties fo:color="#1c1c1c" officeooo:rsid="004f2830"/>
    </style:style>
    <style:style style:name="T86" style:family="text">
      <style:text-properties fo:color="#1c1c1c" officeooo:rsid="0052da8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t 3 : Save MacGyver !</text:p>
      <text:p text:style-name="P1"/>
      <text:p text:style-name="P22"><text:span text:style-name="T2">1. <text:tab/></text:span><text:span text:style-name="T1">Introduction du projet</text:span></text:p>
      <text:p text:style-name="P4"><text:span text:style-name="T1"><text:tab/></text:span><text:span text:style-name="T45">Dans le parcours développeur Python sur Open Classroom, il nous est demandé </text:span><text:span text:style-name="T53">dans le</text:span><text:span text:style-name="T45"> Projet 3 de développer un jeu vidéo mettant en scène MacGyver perdu dans <text:s/>de labyrinthe. Il doit s’en échapper </text:span><text:span text:style-name="T54">et</text:span><text:span text:style-name="T45"> </text:span><text:span text:style-name="T54">p</text:span><text:span text:style-name="T45">our ce faire MacGyver doit récupérer trois objets disposés de manière aléatoire dans le jeu pour fabriquer une seringue en vue d’endormir le garde et de pouvoir s’évader. </text:span><text:span text:style-name="T46">Ce document relate mes périples lors de la réalisation de ce jeu. </text:span></text:p>
      <text:p text:style-name="P6"/>
      <text:p text:style-name="P9">2. <text:tab/>L’algorithme</text:p>
      <text:p text:style-name="P2"><text:span text:style-name="T3"><text:tab/></text:span><text:span text:style-name="T77">1. Introduction </text:span><text:span text:style-name="T78">(Configuration initiale)</text:span></text:p>
      <text:p text:style-name="P5"><text:span text:style-name="T3"><text:tab/><text:tab/></text:span><text:span text:style-name="T46">Pour la création du code je me suis appuyé sur les module Pygame et </text:span><text:span text:style-name="T47">R</text:span><text:span text:style-name="T46">andom et me suis servi de l’éditeur sublime que j’ai couplé avec le package Anaconda en fin de projet. </text:span><text:span text:style-name="T48">Si dans un premier temps j’avais commencé à coder sur l’OS Windows, j’ai rapidement rencontré des difficultés quant à l’aspect peu pratique et fluide d’IDLE qui m’ont poussé à adopter le système Linux afin de passer moins de temps sur la configuration système et m’attaquer à l’essentiel du travail de manière plus sereine.</text:span></text:p>
      <text:p text:style-name="P3"><text:span text:style-name="T3"><text:tab/></text:span><text:span text:style-name="T79">2</text:span><text:span text:style-name="T77">. </text:span><text:span text:style-name="T79">Le code du jeu</text:span></text:p>
      <text:p text:style-name="P5"><text:span text:style-name="T4"><text:tab/></text:span><text:span text:style-name="T16"><text:tab/></text:span><text:span text:style-name="T48">Sous les conseils de mon mentor, j’ai fais le choix de divisé mon code en trois fichiers .py distinct</text:span><text:span text:style-name="T49">s : Un fichier Main qui comporte les fonctions principales (Maze.py) qui initialise la fenêtre du jeu, un fichier Class.py qui regroupe les classes </text:span><text:span text:style-name="T50">et enfin un fichier Constantes.py qui définie les variables liées principalement au éléments graphiques et visuels du jeu</text:span><text:span text:style-name="T49">. </text:span><text:span text:style-name="T51">En répartissant </text:span><text:span text:style-name="T47">ainsi</text:span><text:span text:style-name="T51"> de manière rationnelle et logique mon code en trois parties, il devient plus </text:span><text:span text:style-name="T52">simple</text:span><text:span text:style-name="T51"> a lire et a modifier.</text:span></text:p>
      <text:p text:style-name="P23"><text:span text:style-name="T1"/></text:p>
      <text:p text:style-name="P5"><text:span text:style-name="T6"><text:tab/>- </text:span><text:span text:style-name="T7">Importation des librairies et des fichiers de constantes :</text:span></text:p>
      <text:p text:style-name="P18"><text:span text:style-name="T1">Au début de mon fichier </text:span><text:span text:style-name="T81">Maze.py </text:span><text:span text:style-name="T1">j’importe la librairie Pygame , </text:span><text:span text:style-name="T10">le module Constantes.py, Classes.py et Random. Puis ensuite viens l’initialisation du module PyGame et de la fenêtre du jeu. La taille de celle-ci découle d’une variable " Window_size " pour chacun de ses cotés que je définie dans le fichier Constantes.py comme le résultat de multiplication du nombre de sprites (15) et de leurs tailles en pixels (30). Je reviendrais plus tard sur cette formule pour fixé un valeur fixe en Int </text:span><text:span text:style-name="T11">de 480</text:span><text:span text:style-name="T10"> pour la hauteur de la fenêtre afin de laisser une marge noire au dessus. <text:s text:c="2"/></text:span></text:p>
      <text:p text:style-name="P18"><text:span text:style-name="T10"><text:tab/></text:span><text:span text:style-name="T11">Dans la fenêtre je me sert ensuite de la fonction " blit " pour afficher un fond visuel de couleur sable, zone que j’étire sur l’ensemble de la zone de j</text:span><text:span text:style-name="T12">eu.</text:span></text:p>
      <text:p text:style-name="P18"><text:span text:style-name="T12"><text:tab/></text:span><text:span text:style-name="T24">Au même niveau je situe l’initialisation des visuels comme les murs, personnages et objet avec l’aide de la fonction display. L’emplacement de ces images étant définie dans des variables du fichier " Constantes.py "</text:span></text:p>
      <text:p text:style-name="P10"><text:span text:style-name="T12"/></text:p>
      <text:p text:style-name="P16"><text:span text:style-name="T6">- </text:span><text:span text:style-name="T8">Les Classes </text:span><text:span text:style-name="T7">:</text:span></text:p>
      <text:p text:style-name="P11"><text:span text:style-name="T1"><text:tab/></text:span><text:span text:style-name="T62">J’ai créer trois classes pour la réalisation de mon jeu :</text:span></text:p>
      <text:p text:style-name="P12"><text:span text:style-name="T5">La classe Level : </text:span><text:span text:style-name="T45">cette classe </text:span><text:span text:style-name="T55">a</text:span><text:span text:style-name="T45"> pour fonction principal</text:span><text:span text:style-name="T55">e</text:span><text:span text:style-name="T45"> de définir le parcours du labyrinthe. Pour ce faire j’</text:span><text:span text:style-name="T56">ai</text:span><text:span text:style-name="T45"> créer deux fonctions " generate " et " display ", la fonction generate </text:span><text:span text:style-name="T57">avec</text:span><text:span text:style-name="T45"> la fonction " with open " </text:span><text:span text:style-name="T58">va </text:span><text:span text:style-name="T45">aller puiser dans un fichier " </text:span><text:span text:style-name="T59">Level.</text:span><text:span text:style-name="T45">text " </text:span><text:span text:style-name="T59">dans lequel se trouve le plan du labyrinthe sous la forme de caractère ascii représentants </text:span><text:span text:style-name="T60">les</text:span><text:span text:style-name="T59"> éléments du jeu comme les murs (m), </text:span><text:soft-page-break/><text:span text:style-name="T59">les vide (0) et l’emplacement initial de MacGyver (d) et du gardien (a). Je demande à Python de lire ce fichier ligne par ligne, sprite par sprite tout en lui indiquant de procéder à la ligne suivante en bout de ligne (15 caractère par ligne, 1</text:span><text:span text:style-name="T61">6</text:span><text:span text:style-name="T59"> lignes). Le programme stockera sous forme de liste les éléments puisés dans le fichier Level.txt dans une variable " structure "</text:span></text:p>
      <text:p text:style-name="P19"><text:span text:style-name="T26"><text:tab/>La fonction display va prendre le relais pour </text:span><text:span text:style-name="T27">remplacer les éléments de la variable structure créer précédemment par leur équivalent visuel. Le script va ensuite attribuer des coordonnées X et Y aux éléments en fonction de l’ordre d’apparition des caractères dans la liste " structure " et affichera les images des murs et du gardien </text:span><text:span text:style-name="T28">dans la fenêtre du jeu </text:span><text:span text:style-name="T29">sur à ces même coordonnées.</text:span></text:p>
      <text:p text:style-name="P20"><text:span text:style-name="T29">C’</text:span><text:span text:style-name="T1">est la classe qui m’as posé le plus de difficultés à définir. Je me suis aidé d’un tutoriel d’Open Classroom sur le module Pygame (DK Labyrinthe) dont j’ai réussis à décortiqué le code après </text:span><text:span text:style-name="T85">plusieurs heures d’observations et de tâtonnements.</text:span></text:p>
      <text:p text:style-name="P12"><text:span text:style-name="T29"/></text:p>
      <text:p text:style-name="P13"><text:span text:style-name="T29">L</text:span><text:span text:style-name="T1">a classe Char : </text:span><text:span text:style-name="T71">L</text:span><text:span text:style-name="T64">a classe du personnage de MacGyver dispose d’une unique fonction " mooving " qui gère les déplacement du personnage </text:span><text:span text:style-name="T65">de case en case </text:span><text:span text:style-name="T64">avec les touches du clavier à l’aide de la fonction " pygame.event.get() ". </text:span><text:span text:style-name="T66">Elle à l’apparence d’une structure conditionnelle en « if » qui vérifie que plusieurs conditions sont remplis avant d’autoriser le mouvement. </text:span><text:span text:style-name="T67">Elle</text:span><text:span text:style-name="T65"> compare les données en X et Y (self.case x, self.case.y) de MacGyver avec les coordonnées des éléments de level.structure pour voir si les nouvelles coordonnées de MacGyver correspondent avec un zone libre (soit un o dans le fichier Level.txt) et non un mur (m). </text:span><text:span text:style-name="T68">Elle dispose également d’une condition relative à la direction voulue </text:span><text:span text:style-name="T69">interdisant </text:span><text:span text:style-name="T70">le déplacement hors de la zone de jeu</text:span><text:span text:style-name="T68">. </text:span><text:span text:style-name="T70">Exemple pour la gauche : </text:span><text:span text:style-name="T68">if self.case_x &lt; (Nbr_Sprite_Side – 1)</text:span><text:span text:style-name="T33"> </text:span></text:p>
      <text:p text:style-name="P13"><text:span text:style-name="T33"/></text:p>
      <text:p text:style-name="P14"><text:span text:style-name="T80">L</text:span><text:span text:style-name="T1">a classe Loot : </text:span><text:span text:style-name="T64">La classe des objets à une fonction display qui va répartir les objets au sein du labyrinthe dans les zones libres de level.structure (les 0), l’aspect aléatoire du process est gérer par la fonction randint du module random qui génère un chiffre entre 0 et 14 pour définir les variable case_x et case_y qui seront transformés en coordonnées dans les variables self.y et self.x avec la formule self.case_y * Sprite_Size. </text:span><text:span text:style-name="T72">La méthode de ma classe Loot contient également un boléens self.loaded qui est True au début de la boucle est qui devient False lorsque que les coordonnées auto-générées par randint équivalent à celles d’un espace vide dans le niveau. </text:span></text:p>
      <text:p text:style-name="P14"><text:span text:style-name="T36"/></text:p>
      <text:p text:style-name="P15"><text:span text:style-name="T36"/></text:p>
      <text:p text:style-name="P17"><text:span text:style-name="T6">- </text:span><text:span text:style-name="T9">Compteur d’objet et Endgame</text:span><text:span text:style-name="T8"> </text:span><text:span text:style-name="T7">:</text:span></text:p>
      <text:p text:style-name="P24"><text:span text:style-name="T35"><text:tab/></text:span><text:span text:style-name="T73">Pour donner l’illusion que Macgyver ramasse les objets lorsqu’il marche dessus, je compare dans mon fichier Maze.py au sein de la boucle principale les coordonnées de celui-ci avec celles des objets réparties précédemment dans le labyrinthe, chaque objet étant une instance de la classe Loot. </text:span><text:span text:style-name="T74">L’affichage visuel des objets à leur position dans le labyrinthe et dépendante d’un boléens </text:span><text:span text:style-name="T75">(Nom de l’objet-NotPicked)</text:span><text:span text:style-name="T74">-</text:span><text:span text:style-name="T73"> Si Macgyver marche sur un objet, </text:span><text:span text:style-name="T74">ce boléens devient False et la position de l’objet est modifié pour être déplacé en haut de l’écran dans la bordure supérieure noire. </text:span></text:p>
      <text:p text:style-name="P21"><text:span text:style-name="T40"><text:tab/></text:span><text:span text:style-name="T41">Quand MacGyver (Mac.x, Mac.y) atteint la case du gardien (a) deux variables booléennes sont testées pour savoir si il gagne ou perd : Si toutes les variables d’affichage des objets dépendante de la classe loot sont passée de True à False, alors tout les objet sont ramassés, la variable GAME_WON devient True et l’écran Win s’affiche, dans toute autre cas, il perd et c’est la variable GAME_LOOSE qui devient True et l’écran de Game Over qui s’affiche.</text:span></text:p>
      <text:p text:style-name="P10"><text:span text:style-name="T12"/></text:p>
      <text:p text:style-name="P10"><text:span text:style-name="T12"/></text:p>
      <text:p text:style-name="P8"/>
      <text:p text:style-name="P7"/>
      <text:p text:style-name="P6"/>
      <text:p text:style-name="P6"><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5T14:19:43.894943283</meta:creation-date>
    <dc:date>2017-09-17T21:11:27.197675662</dc:date>
    <meta:editing-duration>PT2H21M25S</meta:editing-duration>
    <meta:editing-cycles>44</meta:editing-cycles>
    <meta:generator>LibreOffice/5.1.6.2$Linux_X86_64 LibreOffice_project/10m0$Build-2</meta:generator>
    <meta:document-statistic meta:table-count="0" meta:image-count="0" meta:object-count="0" meta:page-count="3" meta:paragraph-count="22" meta:word-count="1118" meta:character-count="6600" meta:non-whitespace-character-count="5479"/>
  </office:meta>
</office:document-meta>
</file>